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BB00000340CF39E49C.png" manifest:media-type="image/png"/>
  <manifest:file-entry manifest:full-path="Pictures/10000001000003A700000227DFA8AE0E.png" manifest:media-type="image/png"/>
  <manifest:file-entry manifest:full-path="Pictures/10000001000002130000012B02D9CEA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arianne" svg:font-family="Mariann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20.235cm" draw:z-index="0"><draw:image xlink:href="Pictures/10000001000002BB00000340CF39E49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width="17cm" svg:height="10.019cm" draw:z-index="1"><draw:image xlink:href="Pictures/10000001000003A700000227DFA8AE0E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><draw:frame draw:style-name="fr3" draw:name="Image3" text:anchor-type="char" svg:width="14.051cm" svg:height="7.913cm" draw:z-index="2"><draw:image xlink:href="Pictures/10000001000002130000012B02D9CEAB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arianne" svg:font-family="Mariann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Marianne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Marianne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Marianne" fo:font-family="Mariann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Marianne" fo:font-family="Marianne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Marianne" fo:font-family="Marianne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Marianne" fo:font-family="Marianne"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meta:document-statistic meta:page-count="2" meta:table-count="0" meta:image-count="3" meta:object-count="0" meta:paragraph-count="0" meta:word-count="0" meta:character-count="0"/>
  </office:meta>
</office:document-meta>
</file>